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100" manifest:media-type="application/vnd.sun.star.oleobject"/>
  <manifest:file-entry manifest:full-path="ObjectReplacements/Obj110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05" manifest:media-type=""/>
  <manifest:file-entry manifest:full-path="ObjectReplacements/Obj113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108" manifest:media-type=""/>
  <manifest:file-entry manifest:full-path="ObjectReplacements/Obj109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101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Thumbnails/thumbnail.png" manifest:media-type="image/png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settings.xml" manifest:media-type="text/xml"/>
  <manifest:file-entry manifest:full-path="Obj10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8" manifest:media-type="application/vnd.sun.star.oleobject"/>
  <manifest:file-entry manifest:full-path="Obj110" manifest:media-type="application/vnd.sun.star.oleobject"/>
  <manifest:file-entry manifest:full-path="Obj109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16cm" table:align="center" style:writing-mode="lr-tb"/>
    </style:style>
    <style:style style:name="Таблица1.A" style:family="table-column">
      <style:table-column-properties style:column-width="13cm"/>
    </style:style>
    <style:style style:name="Таблица1.B" style:family="table-column">
      <style:table-column-properties style:column-width="3.715cm"/>
    </style:style>
    <style:style style:name="Таблица1.1" style:family="table-row">
      <style:table-row-properties style:min-row-height="0.113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2" style:family="table">
      <style:table-properties style:width="16.529cm" fo:margin-left="-0.026cm" table:align="left" style:writing-mode="lr-tb"/>
    </style:style>
    <style:style style:name="Таблица2.A" style:family="table-column">
      <style:table-column-properties style:column-width="5.509cm"/>
    </style:style>
    <style:style style:name="Таблица2.B" style:family="table-column">
      <style:table-column-properties style:column-width="5.507cm"/>
    </style:style>
    <style:style style:name="Таблица2.C" style:family="table-column">
      <style:table-column-properties style:column-width="5.514cm"/>
    </style:style>
    <style:style style:name="Таблица2.1" style:family="table-row">
      <style:table-row-properties style:min-row-height="0.7cm"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0.5pt solid #000001"/>
    </style:style>
    <style:style style:name="Таблица2.A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2.B3" style:family="table-cell">
      <style:table-cell-properties fo:padding-left="0.191cm" fo:padding-right="0.191cm" fo:padding-top="0cm" fo:padding-bottom="0cm" fo:border-left="none" fo:border-right="0.5pt solid #00000a" fo:border-top="none" fo:border-bottom="0.5pt solid #00000a"/>
    </style:style>
    <style:style style:name="Таблица3" style:family="table">
      <style:table-properties style:width="16.716cm" table:align="center" style:writing-mode="lr-tb"/>
    </style:style>
    <style:style style:name="Таблица3.A" style:family="table-column">
      <style:table-column-properties style:column-width="13cm"/>
    </style:style>
    <style:style style:name="Таблица3.B" style:family="table-column">
      <style:table-column-properties style:column-width="3.715cm"/>
    </style:style>
    <style:style style:name="Таблица3.1" style:family="table-row">
      <style:table-row-properties style:min-row-height="0.113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6.175cm"/>
    </style:style>
    <style:style style:name="Таблица4.B" style:family="table-column">
      <style:table-column-properties style:column-width="5.627cm"/>
    </style:style>
    <style:style style:name="Таблица4.C" style:family="table-column">
      <style:table-column-properties style:column-width="5.0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a"/>
    </style:style>
    <style:style style:name="Таблица5" style:family="table">
      <style:table-properties style:width="16.882cm" fo:margin-left="-0.191cm" table:align="left" style:writing-mode="lr-tb"/>
    </style:style>
    <style:style style:name="Таблица5.A" style:family="table-column">
      <style:table-column-properties style:column-width="6.175cm"/>
    </style:style>
    <style:style style:name="Таблица5.B" style:family="table-column">
      <style:table-column-properties style:column-width="5.627cm"/>
    </style:style>
    <style:style style:name="Таблица5.C" style:family="table-column">
      <style:table-column-properties style:column-width="5.0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a"/>
    </style:style>
    <style:style style:name="Таблица6" style:family="table">
      <style:table-properties style:width="16.882cm" fo:margin-left="-0.191cm" table:align="left" style:writing-mode="lr-tb"/>
    </style:style>
    <style:style style:name="Таблица6.A" style:family="table-column">
      <style:table-column-properties style:column-width="8.4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text-properties style:font-weight-complex="bold"/>
    </style:style>
    <style:style style:name="P2" style:family="paragraph" style:parent-style-name="Standard">
      <style:text-properties fo:language="en" fo:country="US" style:font-weight-complex="bold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center" style:justify-single-word="false" fo:keep-with-next="always"/>
    </style:style>
    <style:style style:name="P6" style:family="paragraph" style:parent-style-name="Standard">
      <style:paragraph-properties fo:keep-with-next="always"/>
      <style:text-properties style:font-weight-complex="bold"/>
    </style:style>
    <style:style style:name="P7" style:family="paragraph" style:parent-style-name="Standard">
      <style:paragraph-properties fo:text-align="center" style:justify-single-word="false" fo:keep-with-next="always"/>
      <style:text-properties style:font-weight-complex="bold"/>
    </style:style>
    <style:style style:name="P8" style:family="paragraph" style:parent-style-name="Standard">
      <style:paragraph-properties fo:keep-with-next="always"/>
      <style:text-properties fo:language="en" fo:country="US" style:font-weight-complex="bold"/>
    </style:style>
    <style:style style:name="P9" style:family="paragraph" style:parent-style-name="Standard" style:list-style-name="WWNum1">
      <style:paragraph-properties fo:keep-with-next="always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text-position="-58% 100%" fo:language="en" fo:country="US"/>
    </style:style>
    <style:style style:name="fr1" style:family="graphic" style:parent-style-name="OLE">
      <style:graphic-properties style:vertical-pos="top" style:vertical-rel="baseline" draw:ole-draw-aspect="1" draw:visible-area-width="5cm" draw:visible-area-height="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ользователь вводит данные о составе отходов.</text:p>
      <text:p text:style-name="Standard"><text:span text:style-name="T1">Морфологический состав ТБО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text:span text:style-name="T3">Наименование фракции</text:span></text:p>
          </table:table-cell>
          <table:table-cell table:style-name="Таблица1.A1" office:value-type="string">
            <text:p text:style-name="P5"><text:span text:style-name="T3">Содержание в %</text:span>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. Бумага</text:span></text:p>
          </table:table-cell>
          <table:table-cell table:style-name="Таблица1.A1" office:value-type="string">
            <text:p text:style-name="P5"><text:span text:style-name="T3"> 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.1 Бумага офисная*</text:span></text:p>
          </table:table-cell>
          <table:table-cell table:style-name="Таблица1.A1" office:value-type="string">
            <text:p text:style-name="P5"><text:span text:style-name="T3">5,2 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.2 Бумага глянцевая (журналы)</text:span></text:p>
          </table:table-cell>
          <table:table-cell table:style-name="Таблица1.A1" office:value-type="string">
            <text:p text:style-name="P5"><text:span text:style-name="T3"> 2,7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.3 Бумага газетная</text:span></text:p>
          </table:table-cell>
          <table:table-cell table:style-name="Таблица1.A1" office:value-type="string">
            <text:p text:style-name="P5"><text:span text:style-name="T3"> 2,6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.4 Бумага прочая</text:span></text:p>
          </table:table-cell>
          <table:table-cell table:style-name="Таблица1.A1" office:value-type="string">
            <text:p text:style-name="P5"><text:span text:style-name="T3"> 3,7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2. Картон</text:span></text:p>
          </table:table-cell>
          <table:table-cell table:style-name="Таблица1.A1" office:value-type="string">
            <text:p text:style-name="P5"><text:span text:style-name="T3"> 8,6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 Полимеры</text:span></text:p>
          </table:table-cell>
          <table:table-cell table:style-name="Таблица1.A1" office:value-type="string">
            <text:p text:style-name="P5"><text:span text:style-name="T3"> 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1 ПЭТ бутылки</text:span></text:p>
          </table:table-cell>
          <table:table-cell table:style-name="Таблица1.A1" office:value-type="string">
            <text:p text:style-name="P5"><text:span text:style-name="T3"> 4,8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2 Полипропилен</text:span></text:p>
          </table:table-cell>
          <table:table-cell table:style-name="Таблица1.A1" office:value-type="string">
            <text:p text:style-name="P5"><text:span text:style-name="T3"> 1,4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3 Полиэтилен пленки (ПЭНД)</text:span></text:p>
          </table:table-cell>
          <table:table-cell table:style-name="Таблица1.A1" office:value-type="string">
            <text:p text:style-name="P5"><text:span text:style-name="T3"> 4,2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4. Полиэтилен тара и изделия (ПЭВД)</text:span></text:p>
          </table:table-cell>
          <table:table-cell table:style-name="Таблица1.A1" office:value-type="string">
            <text:p text:style-name="P5"><text:span text:style-name="T3"> 1,2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5 Полистирол</text:span></text:p>
          </table:table-cell>
          <table:table-cell table:style-name="Таблица1.A1" office:value-type="string">
            <text:p text:style-name="P5"><text:span text:style-name="T3"> 0,8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6 Поливинилхлорид</text:span></text:p>
          </table:table-cell>
          <table:table-cell table:style-name="Таблица1.A1" office:value-type="string">
            <text:p text:style-name="P5"><text:span text:style-name="T3"> 0,1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7 Пленки прочие</text:span></text:p>
          </table:table-cell>
          <table:table-cell table:style-name="Таблица1.A1" office:value-type="string">
            <text:p text:style-name="P5"><text:span text:style-name="T3"> 0,9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3.8 Прочие пластмассы твердые</text:span></text:p>
          </table:table-cell>
          <table:table-cell table:style-name="Таблица1.A1" office:value-type="string">
            <text:p text:style-name="P5"><text:span text:style-name="T3"> 2,2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4. Тетрапак</text:span></text:p>
          </table:table-cell>
          <table:table-cell table:style-name="Таблица1.A1" office:value-type="string">
            <text:p text:style-name="P5"><text:span text:style-name="T3"> 1,0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5. Органика</text:span></text:p>
          </table:table-cell>
          <table:table-cell table:style-name="Таблица1.A1" office:value-type="string">
            <text:p text:style-name="P5"><text:span text:style-name="T3">9,9 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6. Стекло</text:span></text:p>
          </table:table-cell>
          <table:table-cell table:style-name="Таблица1.A1" office:value-type="string">
            <text:p text:style-name="P5"><text:span text:style-name="T3"> 18,7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7. Черные металлы</text:span></text:p>
          </table:table-cell>
          <table:table-cell table:style-name="Таблица1.A1" office:value-type="string">
            <text:p text:style-name="P5"><text:span text:style-name="T3">2,2 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8. Цветные металлы</text:span></text:p>
          </table:table-cell>
          <table:table-cell table:style-name="Таблица1.A1" office:value-type="string">
            <text:p text:style-name="P5"><text:span text:style-name="T3"> 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8.1.Аллюминий</text:span></text:p>
          </table:table-cell>
          <table:table-cell table:style-name="Таблица1.A1" office:value-type="string">
            <text:p text:style-name="P5"><text:span text:style-name="T3"> 0,5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8.2. Прочие металлы</text:span></text:p>
          </table:table-cell>
          <table:table-cell table:style-name="Таблица1.A1" office:value-type="string">
            <text:p text:style-name="P5"><text:span text:style-name="T3"> 0,1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9. Древесина</text:span></text:p>
          </table:table-cell>
          <table:table-cell table:style-name="Таблица1.A1" office:value-type="string">
            <text:p text:style-name="P5"><text:span text:style-name="T3"> 2,3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0. Текстиль</text:span></text:p>
          </table:table-cell>
          <table:table-cell table:style-name="Таблица1.A1" office:value-type="string">
            <text:p text:style-name="P5"><text:span text:style-name="T3"> 6,2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1. Инертные материалы (камни, штукатурка, бетонные изделия и пр.)</text:span></text:p>
          </table:table-cell>
          <table:table-cell table:style-name="Таблица1.A1" office:value-type="string">
            <text:p text:style-name="P5"><text:span text:style-name="T3"> 4,5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>12. Прочие компоненты</text:span></text:p>
          </table:table-cell>
          <table:table-cell table:style-name="Таблица1.A1" office:value-type="string">
            <text:p text:style-name="P5"><text:span text:style-name="T3"> 16,2</text:span></text:p>
          </table:table-cell>
        </table:table-row>
      </table:table>
      <text:p text:style-name="Standard"/>
      <text:p text:style-name="Standard">Например, пользователь выбирает наличие отсева мелкой фракции и размер 75 мм.</text:p>
      <text:p text:style-name="Standard"/>
      <text:p text:style-name="Standard"><draw:frame draw:style-name="fr1" text:anchor-type="as-char" svg:width="2.725cm" svg:height="1.191cm" draw:z-index="0"><draw:object-ole xlink:href="./Obj100" xlink:type="simple" xlink:show="embed" xlink:actuate="onLoad"/><draw:image xlink:href="./ObjectReplacements/Obj100" xlink:type="simple" xlink:show="embed" xlink:actuate="onLoad"/>
    </draw:frame></text:p>
      <text:p text:style-name="Standard"/>
      <text:p text:style-name="Standard"><text:span text:style-name="T4">M3 = 0</text:span>,5*3,7 + 0,09*8,6 + 0,02*4,8 + 0,21*1,4 + 0,06*1,2 + 0,21*0,8 + 0,21*0,1 + 0,13*0,9 + 0,21*2,2 + 0,1*1 + 0,5*9,9 + 0,2*18,7 + 0,65*2,2 + 0,09*0,5 +0,65*0,1 + 0,1*2,3 +0,12*6,2 + 0,3*4,5 = 1,85+0,774+0,096+0,294+0,072+0,168+0,021+0,117+0,462+0,1+ 4,95+3,74+1,43+0,045+0,065+0,23+0,744+1,35 = 16,608%</text:p>
      <text:p text:style-name="Standard"/>
      <text:p text:style-name="Standard">Пользователь заполняет следующую таблицу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rows-spanned="2" office:value-type="string">
            <text:p text:style-name="P5"><text:span text:style-name="T3">Наименование фракции</text:span></text:p>
          </table:table-cell>
          <table:table-cell table:style-name="Таблица2.A1" table:number-rows-spanned="2" office:value-type="string">
            <text:p text:style-name="P5"><text:span text:style-name="T3">Тип сортировки</text:span></text:p>
          </table:table-cell>
          <table:table-cell table:style-name="Таблица2.A1" table:number-rows-spanned="2" office:value-type="string">
            <text:p text:style-name="P5"><text:span text:style-name="T3">Процент отбора</text:span></text:p>
          </table:table-cell>
        </table:table-row>
        <table:table-row table:style-name="Таблица2.1"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5"><text:span text:style-name="T3">1. Бумага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1.1 Бумага офисная*</text:span></text:p>
          </table:table-cell>
          <table:table-cell table:style-name="Таблица2.B3" office:value-type="string">
            <text:p text:style-name="P5"><text:span text:style-name="T3">Автоматическая</text:span></text:p>
          </table:table-cell>
          <table:table-cell table:style-name="Таблица2.B3" office:value-type="string">
            <text:p text:style-name="P5"><text:span text:style-name="T3">0,37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1.2 Бумага глянцевая (журналы)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1.3 Бумага газетная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1.4 Бумага прочая</text:span></text:p>
          </table:table-cell>
          <table:table-cell table:style-name="Таблица2.B3" office:value-type="string">
            <text:p text:style-name="P5"><text:span text:style-name="T3">Автоматическая</text:span></text:p>
          </table:table-cell>
          <table:table-cell table:style-name="Таблица2.B3" office:value-type="string">
            <text:p text:style-name="P5"><text:span text:style-name="T3">0,37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2. Картон</text:span></text:p>
          </table:table-cell>
          <table:table-cell table:style-name="Таблица2.B3" office:value-type="string">
            <text:p text:style-name="P5"><text:span text:style-name="T3">Автоматическая</text:span></text:p>
          </table:table-cell>
          <table:table-cell table:style-name="Таблица2.B3" office:value-type="string">
            <text:p text:style-name="P5"><text:span text:style-name="T3">0,7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 Полимеры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1 ПЭТ бутылки</text:span></text:p>
          </table:table-cell>
          <table:table-cell table:style-name="Таблица2.B3" office:value-type="string">
            <text:p text:style-name="P5"><text:span text:style-name="T3">Автоматическая</text:span></text:p>
          </table:table-cell>
          <table:table-cell table:style-name="Таблица2.B3" office:value-type="string">
            <text:p text:style-name="P5"><text:span text:style-name="T3">0,5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2 Полипропилен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3 Полиэтилен пленки (ПЭНД)</text:span></text:p>
          </table:table-cell>
          <table:table-cell table:style-name="Таблица2.B3" office:value-type="string">
            <text:p text:style-name="P5"><text:span text:style-name="T3">Автоматическая</text:span></text:p>
          </table:table-cell>
          <table:table-cell table:style-name="Таблица2.B3" office:value-type="string">
            <text:p text:style-name="P5"><text:span text:style-name="T3">0,5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4. Полиэтилен тара и изделия (ПЭВД)</text:span></text:p>
          </table:table-cell>
          <table:table-cell table:style-name="Таблица2.B3" office:value-type="string">
            <text:p text:style-name="P5"><text:span text:style-name="T3">Автоматическая</text:span></text:p>
          </table:table-cell>
          <table:table-cell table:style-name="Таблица2.B3" office:value-type="string">
            <text:p text:style-name="P5"><text:span text:style-name="T3">0,5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5 Полистирол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6 Поливинилхлорид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7 Пленки прочие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3.8 Прочие пластмассы твердые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4. Тетрапак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5. Органика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6. Стекло</text:span></text:p>
          </table:table-cell>
          <table:table-cell table:style-name="Таблица2.B3" office:value-type="string">
            <text:p text:style-name="P5"><text:span text:style-name="T3">Ручная сортировка смешанных отходов</text:span></text:p>
          </table:table-cell>
          <table:table-cell table:style-name="Таблица2.B3" office:value-type="string">
            <text:p text:style-name="P5"><text:span text:style-name="T3">0,3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7. Черные металлы</text:span></text:p>
          </table:table-cell>
          <table:table-cell table:style-name="Таблица2.B3" office:value-type="string">
            <text:p text:style-name="P5"><text:span text:style-name="T3">Ручная сортировка смешанных отходов</text:span></text:p>
          </table:table-cell>
          <table:table-cell table:style-name="Таблица2.B3" office:value-type="string">
            <text:p text:style-name="P5"><text:span text:style-name="T3">0,6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8. Цветные металлы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8.1.Аллюминий</text:span></text:p>
          </table:table-cell>
          <table:table-cell table:style-name="Таблица2.B3" office:value-type="string">
            <text:p text:style-name="P5"><text:span text:style-name="T3">Ручная сортировка смешанных отходов</text:span></text:p>
          </table:table-cell>
          <table:table-cell table:style-name="Таблица2.B3" office:value-type="string">
            <text:p text:style-name="P5"><text:span text:style-name="T3">0,6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8.2. Прочие металлы</text:span></text:p>
          </table:table-cell>
          <table:table-cell table:style-name="Таблица2.B3" office:value-type="string">
            <text:p text:style-name="P5"><text:span text:style-name="T3">Ручная сортировка смешанных отходов</text:span></text:p>
          </table:table-cell>
          <table:table-cell table:style-name="Таблица2.B3" office:value-type="string">
            <text:p text:style-name="P5"><text:span text:style-name="T3">0,6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9. Древесина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10. Текстиль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11. Инертные материалы (камни, штукатурка, бетонные изделия и пр.)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3">12. Прочие компоненты</text:span></text:p>
          </table:table-cell>
          <table:table-cell table:style-name="Таблица2.B3" office:value-type="string">
            <text:p text:style-name="P7"/>
          </table:table-cell>
          <table:table-cell table:style-name="Таблица2.B3" office:value-type="string">
            <text:p text:style-name="P7"/>
          </table:table-cell>
        </table:table-row>
      </table:table>
      <text:p text:style-name="P1"/>
      <text:p text:style-name="Standard"><draw:frame draw:style-name="fr1" text:anchor-type="as-char" svg:width="2.725cm" svg:height="1.191cm" draw:z-index="1"><draw:object-ole xlink:href="./Obj101" xlink:type="simple" xlink:show="embed" xlink:actuate="onLoad"/><draw:image xlink:href="./ObjectReplacements/Obj101" xlink:type="simple" xlink:show="embed" xlink:actuate="onLoad"/>
    </draw:frame></text:p>
      <text:p text:style-name="Standard"><text:span text:style-name="T3">М2 = 5,2*0,37 + 3,7*0,37 + 8,6*0,7 + 4,8*0,5 + 4,2*0,5+ 1,2*0,5 + 18,7*0,3 + 2,2*0,6 + 0,5*0,6 + 0,1*0,6 = 1,924+1,369+6,02+2,4+2,1+0,6+5,61+1,32+0,3+0,06=21,703%</text:span></text:p>
      <text:p text:style-name="P1"/>
      <text:p text:style-name="Standard"><text:span text:style-name="T3">Далее пользователь выбирает, что у него имеется подготовка </text:span><text:span text:style-name="T5">RDF</text:span><text:span text:style-name="T3"> и отбирает следующие фракции: бумага офисная, бумага глянцевая, бумага газетная, бумага прочая, картон, ПЭТ бутылки, ПЭНД, ПЭВД, тетрапак и текстиль.</text:span></text:p>
      <text:p text:style-name="Standard"><text:span text:style-name="T3">Пользователь выбирает подавление ПВХ со значение селективности 70-90%.</text:span></text:p>
      <text:p text:style-name="P1"/>
      <text:p text:style-name="Standard"><text:span text:style-name="T3">Программа производит расчет параметров вторичного топлива (</text:span><text:span text:style-name="T5">T</text:span><text:span text:style-name="T3">, </text:span><text:span text:style-name="T5">Cl</text:span><text:span text:style-name="T3">, , З, </text:span><text:span text:style-name="T5">S</text:span><text:span text:style-name="T3">):</text:span></text:p>
      <text:p text:style-name="Standard"><draw:frame draw:style-name="fr1" text:anchor-type="as-char" svg:width="6.218cm" svg:height="1.191cm" draw:z-index="2"><draw:object-ole xlink:href="./Obj102" xlink:type="simple" xlink:show="embed" xlink:actuate="onLoad"/><draw:image xlink:href="./ObjectReplacements/Obj102" xlink:type="simple" xlink:show="embed" xlink:actuate="onLoad"/>
    </draw:frame></text:p>
      <text:p text:style-name="Standard"><text:span text:style-name="T3">Т = 17,6*(5,2-1,924)*0,95 + 12,7*2,7*0,95 + 19,7*2,6*0,95+ 17,9*(3,7-1,85-1,369)*0,95 + 17,3*(8,6-0,774-6,02)*0,95 + 22,7*(4,8-0,096-2,4)*0,95 + 42*(4,2-2,1)*0,95+41*(1,2-0,072-0,6)*0,95+ 17,9*0,9*0,95 + 12,84*(6,2-0,744)*0,95 = (54,77+32,5755+48,659+8,18+29,681+49,686+83,79+20,566+15,3+66,552</text:span><text:span text:style-name="T5">)/100</text:span><text:span text:style-name="T3">=4,</text:span><text:span text:style-name="T5">098</text:span><text:span text:style-name="T3">МДж/кг</text:span></text:p>
      <text:p text:style-name="P1"/>
      <text:p text:style-name="Standard"><draw:frame draw:style-name="fr1" text:anchor-type="as-char" svg:width="7.699cm" svg:height="1.138cm" draw:z-index="3"><draw:object-ole xlink:href="./Obj103" xlink:type="simple" xlink:show="embed" xlink:actuate="onLoad"/><draw:image xlink:href="./ObjectReplacements/Obj103" xlink:type="simple" xlink:show="embed" xlink:actuate="onLoad"/>
    </draw:frame></text:p>
      <text:p text:style-name="Standard"><text:span text:style-name="T5">Cl</text:span><text:span text:style-name="T3"> = 57*(0.1-0,021)*0,1/100= 0,0045%</text:span><text:bookmark text:name="_GoBack"/></text:p>
      <text:p text:style-name="P1"/>
      <text:p text:style-name="Standard"><draw:frame draw:style-name="fr1" text:anchor-type="as-char" svg:width="6.218cm" svg:height="1.191cm" draw:z-index="4"><draw:object-ole xlink:href="./Obj104" xlink:type="simple" xlink:show="embed" xlink:actuate="onLoad"/><draw:image xlink:href="./ObjectReplacements/Obj104" xlink:type="simple" xlink:show="embed" xlink:actuate="onLoad"/>
    </draw:frame></text:p>
      <text:p text:style-name="P1"/>
      <text:p text:style-name="Standard"><text:span text:style-name="T3">З=</text:span><text:span text:style-name="T5"> </text:span><text:span text:style-name="T3">8*(5,2-1,924)*0,95</text:span><text:span text:style-name="T5"> </text:span><text:span text:style-name="T3">+22,24*2,7*0,95</text:span><text:span text:style-name="T5"> </text:span><text:span text:style-name="T3">+1,5*2,6*0,95</text:span><text:span text:style-name="T5"> </text:span><text:span text:style-name="T3">+1,03*(3,7-1,85-1,369)*0,95 +4,8*(8,6-0,774-6,02)*0,95 +0,2*(4,8-0,096-2,4)*0,95 +0,8*(4,2-2,1)*0,95</text:span><text:span text:style-name="T5"> </text:span><text:span text:style-name="T3">+0,7*(1,2-0,072-0,6)*0,95</text:span><text:span text:style-name="T5"> </text:span><text:span text:style-name="T3">+2,63*0,9*0,95+8*(6,2-0,744)*0,95 =</text:span><text:span text:style-name="T5">(</text:span><text:span text:style-name="T3">24,898+57,05+3,705+</text:span><text:span text:style-name="T5">0,47</text:span><text:span text:style-name="T3">+</text:span><text:span text:style-name="T5">8,235</text:span><text:span text:style-name="T3">+0,4</text:span><text:span text:style-name="T5">38</text:span><text:span text:style-name="T3">+1,596+0,3</text:span><text:span text:style-name="T5">51</text:span><text:span text:style-name="T3">+2,249+41,466</text:span><text:span text:style-name="T5">)/100</text:span><text:span text:style-name="T3">=1</text:span><text:span text:style-name="T5">,404%</text:span><text:span text:style-name="T3"> </text:span></text:p>
      <text:p text:style-name="P1"/>
      <text:p text:style-name="Standard"><draw:frame draw:style-name="fr1" text:anchor-type="as-char" svg:width="6.244cm" svg:height="1.191cm" draw:z-index="5"><draw:object-ole xlink:href="./Obj105" xlink:type="simple" xlink:show="embed" xlink:actuate="onLoad"/><draw:image xlink:href="./ObjectReplacements/Obj105" xlink:type="simple" xlink:show="embed" xlink:actuate="onLoad"/>
    </draw:frame></text:p>
      <text:p text:style-name="Standard"><text:span text:style-name="T5">S</text:span><text:span text:style-name="T3">=0,1*(5,2-1,924)*0,95</text:span><text:span text:style-name="T5"> </text:span><text:span text:style-name="T3">+0.09*2,7*0,95</text:span><text:span text:style-name="T5"> </text:span><text:span text:style-name="T3">+0,15*2,6*0,95</text:span><text:span text:style-name="T5"> </text:span><text:span text:style-name="T3">+0,1*(3,7-1,85-1,369)*0,95 +0,21*(8,6-0,774-6,02)*0,95 +0,08*0,9*0,95</text:span><text:span text:style-name="T5"> </text:span><text:span text:style-name="T3">+0,8*(6,2-0,744)*0,95</text:span><text:span text:style-name="T5"> </text:span><text:span text:style-name="T3">=</text:span><text:span text:style-name="T5">(</text:span><text:span text:style-name="T3">0,311+0,231+0,371+0,046+0,</text:span><text:span text:style-name="T5">36</text:span><text:span text:style-name="T3">+0,068+4,147</text:span><text:span text:style-name="T5">)/100</text:span><text:span text:style-name="T3">=</text:span><text:span text:style-name="T5">0,055%</text:span></text:p>
      <text:p text:style-name="P1"/>
      <text:p text:style-name="Standard"><draw:frame draw:style-name="fr1" text:anchor-type="as-char" svg:width="5.847cm" svg:height="1.191cm" draw:z-index="6"><draw:object-ole xlink:href="./Obj106" xlink:type="simple" xlink:show="embed" xlink:actuate="onLoad"/><draw:image xlink:href="./ObjectReplacements/Obj106" xlink:type="simple" xlink:show="embed" xlink:actuate="onLoad"/>
    </draw:frame></text:p>
      <text:p text:style-name="P2"/>
      <text:p text:style-name="Standard"><text:span text:style-name="T5">M1 = 21,043%</text:span></text:p>
      <text:p text:style-name="Standard"><draw:frame draw:style-name="fr1" text:anchor-type="as-char" svg:width="6.747cm" svg:height="1.191cm" draw:z-index="7"><draw:object-ole xlink:href="./Obj107" xlink:type="simple" xlink:show="embed" xlink:actuate="onLoad"/><draw:image xlink:href="./ObjectReplacements/Obj107" xlink:type="simple" xlink:show="embed" xlink:actuate="onLoad"/>
    </draw:frame></text:p>
      <text:p text:style-name="P1"/>
      <text:p text:style-name="P10"><text:span text:style-name="T3">М4=59,354%</text:span></text:p>
      <text:p text:style-name="Standard"><text:span text:style-name="T3"/></text:p>
      <text:p text:style-name="Standard"><text:span text:style-name="T3">Результат: </text:span></text:p>
      <text:p text:style-name="Standard"><text:span text:style-name="T3">Производительность сортировки:</text:span></text:p>
      <text:p text:style-name="Standard"><text:span text:style-name="T2">Исходный морфологический состав ТБО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text:span text:style-name="T3">Наименование фракции</text:span></text:p>
          </table:table-cell>
          <table:table-cell table:style-name="Таблица3.A1" office:value-type="string">
            <text:p text:style-name="P5"><text:span text:style-name="T3">Содержание в %</text:span></text:p>
          </table:table-cell>
        </table:table-row>
        <table:table-row table:style-name="Таблица3.1"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. Бумага</text:span></text:p>
          </table:table-cell>
          <table:table-cell table:style-name="Таблица3.A1" office:value-type="string">
            <text:p text:style-name="P5"><text:span text:style-name="T3"> 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.1 Бумага офисная*</text:span></text:p>
          </table:table-cell>
          <table:table-cell table:style-name="Таблица3.A1" office:value-type="string">
            <text:p text:style-name="P5"><text:span text:style-name="T3">5,2 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.2 Бумага глянцевая (журналы)</text:span></text:p>
          </table:table-cell>
          <table:table-cell table:style-name="Таблица3.A1" office:value-type="string">
            <text:p text:style-name="P5"><text:span text:style-name="T3"> 2,7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.3 Бумага газетная</text:span></text:p>
          </table:table-cell>
          <table:table-cell table:style-name="Таблица3.A1" office:value-type="string">
            <text:p text:style-name="P5"><text:span text:style-name="T3"> 2,6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.4 Бумага прочая</text:span></text:p>
          </table:table-cell>
          <table:table-cell table:style-name="Таблица3.A1" office:value-type="string">
            <text:p text:style-name="P5"><text:span text:style-name="T3"> 3,7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2. Картон</text:span></text:p>
          </table:table-cell>
          <table:table-cell table:style-name="Таблица3.A1" office:value-type="string">
            <text:p text:style-name="P5"><text:span text:style-name="T3"> 8,6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 Полимеры</text:span></text:p>
          </table:table-cell>
          <table:table-cell table:style-name="Таблица3.A1" office:value-type="string">
            <text:p text:style-name="P5"><text:span text:style-name="T3"> 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1 ПЭТ бутылки</text:span></text:p>
          </table:table-cell>
          <table:table-cell table:style-name="Таблица3.A1" office:value-type="string">
            <text:p text:style-name="P5"><text:span text:style-name="T3"> 4,8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2 Полипропилен</text:span></text:p>
          </table:table-cell>
          <table:table-cell table:style-name="Таблица3.A1" office:value-type="string">
            <text:p text:style-name="P5"><text:span text:style-name="T3"> 1,4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3 Полиэтилен пленки (ПЭНД)</text:span></text:p>
          </table:table-cell>
          <table:table-cell table:style-name="Таблица3.A1" office:value-type="string">
            <text:p text:style-name="P5"><text:span text:style-name="T3"> 4,2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4. Полиэтилен тара и изделия (ПЭВД)</text:span></text:p>
          </table:table-cell>
          <table:table-cell table:style-name="Таблица3.A1" office:value-type="string">
            <text:p text:style-name="P5"><text:span text:style-name="T3"> 1,2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5 Полистирол</text:span></text:p>
          </table:table-cell>
          <table:table-cell table:style-name="Таблица3.A1" office:value-type="string">
            <text:p text:style-name="P5"><text:span text:style-name="T3"> 0,8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6 Поливинилхлорид</text:span></text:p>
          </table:table-cell>
          <table:table-cell table:style-name="Таблица3.A1" office:value-type="string">
            <text:p text:style-name="P5"><text:span text:style-name="T3"> 0,1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7 Пленки прочие</text:span></text:p>
          </table:table-cell>
          <table:table-cell table:style-name="Таблица3.A1" office:value-type="string">
            <text:p text:style-name="P5"><text:span text:style-name="T3"> 0,9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3.8 Прочие пластмассы твердые</text:span></text:p>
          </table:table-cell>
          <table:table-cell table:style-name="Таблица3.A1" office:value-type="string">
            <text:p text:style-name="P5"><text:span text:style-name="T3"> 2,2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4. Тетрапак</text:span></text:p>
          </table:table-cell>
          <table:table-cell table:style-name="Таблица3.A1" office:value-type="string">
            <text:p text:style-name="P5"><text:span text:style-name="T3"> 1,0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5. Органика</text:span></text:p>
          </table:table-cell>
          <table:table-cell table:style-name="Таблица3.A1" office:value-type="string">
            <text:p text:style-name="P5"><text:span text:style-name="T3">9,9 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6. Стекло</text:span></text:p>
          </table:table-cell>
          <table:table-cell table:style-name="Таблица3.A1" office:value-type="string">
            <text:p text:style-name="P5"><text:span text:style-name="T3"> 18,7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7. Черные металлы</text:span></text:p>
          </table:table-cell>
          <table:table-cell table:style-name="Таблица3.A1" office:value-type="string">
            <text:p text:style-name="P5"><text:span text:style-name="T3">2,2 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8. Цветные металлы</text:span></text:p>
          </table:table-cell>
          <table:table-cell table:style-name="Таблица3.A1" office:value-type="string">
            <text:p text:style-name="P5"><text:span text:style-name="T3"> 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8.1.Аллюминий</text:span></text:p>
          </table:table-cell>
          <table:table-cell table:style-name="Таблица3.A1" office:value-type="string">
            <text:p text:style-name="P5"><text:span text:style-name="T3"> 0,5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8.2. Прочие металлы</text:span></text:p>
          </table:table-cell>
          <table:table-cell table:style-name="Таблица3.A1" office:value-type="string">
            <text:p text:style-name="P5"><text:span text:style-name="T3"> 0,1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9. Древесина</text:span></text:p>
          </table:table-cell>
          <table:table-cell table:style-name="Таблица3.A1" office:value-type="string">
            <text:p text:style-name="P5"><text:span text:style-name="T3"> 2,3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0. Текстиль</text:span></text:p>
          </table:table-cell>
          <table:table-cell table:style-name="Таблица3.A1" office:value-type="string">
            <text:p text:style-name="P5"><text:span text:style-name="T3"> 6,2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1. Инертные материалы (камни, штукатурка, бетонные изделия и пр.)</text:span></text:p>
          </table:table-cell>
          <table:table-cell table:style-name="Таблица3.A1" office:value-type="string">
            <text:p text:style-name="P5"><text:span text:style-name="T3"> 4,5</text:span>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3">12. Прочие компоненты</text:span></text:p>
          </table:table-cell>
          <table:table-cell table:style-name="Таблица3.A1" office:value-type="string">
            <text:p text:style-name="P5"><text:span text:style-name="T3"> 16,2</text:span></text:p>
          </table:table-cell>
        </table:table-row>
      </table:table>
      <text:p text:style-name="P3"/>
      <text:p text:style-name="Standard"><text:span text:style-name="T2">Состав с точки зрения использования:</text:span></text:p>
      <text:p text:style-name="Standard"><draw:frame draw:style-name="fr1" text:anchor-type="as-char" svg:width="15.716cm" svg:height="7.25cm" draw:z-index="8"><draw:object-ole xlink:href="./Obj108" xlink:type="simple" xlink:show="embed" xlink:actuate="onLoad"/><draw:image xlink:href="./ObjectReplacements/Obj108" xlink:type="simple" xlink:show="embed" xlink:actuate="onLoad"/>
    </draw:frame></text:p>
      <text:p text:style-name="Standard"><text:span text:style-name="T6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"><text:span text:style-name="T3">Наименование компонента</text:span></text:p>
          </table:table-cell>
          <table:table-cell table:style-name="Таблица4.A1" office:value-type="string">
            <text:p text:style-name="P4"><text:span text:style-name="T3">Доля от общего объема ТБО, %</text:span></text:p>
          </table:table-cell>
          <table:table-cell table:style-name="Таблица4.A1" office:value-type="string">
            <text:p text:style-name="P4"><text:span text:style-name="T3">Доля в общем объеме вторичного сырья, %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Бумага офисная</text:span></text:p>
          </table:table-cell>
          <table:table-cell table:style-name="Таблица4.A1" office:value-type="string">
            <text:p text:style-name="P4"><text:span text:style-name="T3">1,92</text:span></text:p>
          </table:table-cell>
          <table:table-cell table:style-name="Таблица4.A1" office:value-type="string">
            <text:p text:style-name="P4"><text:span text:style-name="T3">8,87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Бумага прочая</text:span></text:p>
          </table:table-cell>
          <table:table-cell table:style-name="Таблица4.A1" office:value-type="string">
            <text:p text:style-name="P4"><text:span text:style-name="T3">1,37</text:span></text:p>
          </table:table-cell>
          <table:table-cell table:style-name="Таблица4.A1" office:value-type="string">
            <text:p text:style-name="P4"><text:span text:style-name="T3">6,31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Картон</text:span></text:p>
          </table:table-cell>
          <table:table-cell table:style-name="Таблица4.A1" office:value-type="string">
            <text:p text:style-name="P4"><text:span text:style-name="T5">6,02</text:span></text:p>
          </table:table-cell>
          <table:table-cell table:style-name="Таблица4.A1" office:value-type="string">
            <text:p text:style-name="P4"><text:span text:style-name="T3">27,74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ПЭТ бутылка</text:span></text:p>
          </table:table-cell>
          <table:table-cell table:style-name="Таблица4.A1" office:value-type="string">
            <text:p text:style-name="P4"><text:span text:style-name="T3">2,</text:span><text:span text:style-name="T5">40</text:span></text:p>
          </table:table-cell>
          <table:table-cell table:style-name="Таблица4.A1" office:value-type="string">
            <text:p text:style-name="P4"><text:span text:style-name="T3">11,06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ПЭНД</text:span></text:p>
          </table:table-cell>
          <table:table-cell table:style-name="Таблица4.A1" office:value-type="string">
            <text:p text:style-name="P4"><text:span text:style-name="T3">2,10</text:span></text:p>
          </table:table-cell>
          <table:table-cell table:style-name="Таблица4.A1" office:value-type="string">
            <text:p text:style-name="P4"><text:span text:style-name="T3">9,68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ПЭВД</text:span></text:p>
          </table:table-cell>
          <table:table-cell table:style-name="Таблица4.A1" office:value-type="string">
            <text:p text:style-name="P4"><text:span text:style-name="T3">0,</text:span><text:span text:style-name="T5">60</text:span></text:p>
          </table:table-cell>
          <table:table-cell table:style-name="Таблица4.A1" office:value-type="string">
            <text:p text:style-name="P4"><text:span text:style-name="T3">2,76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Стекло</text:span></text:p>
          </table:table-cell>
          <table:table-cell table:style-name="Таблица4.A1" office:value-type="string">
            <text:p text:style-name="P4"><text:span text:style-name="T3">5</text:span><text:span text:style-name="T5">,</text:span><text:span text:style-name="T3">6</text:span><text:span text:style-name="T5">1</text:span></text:p>
          </table:table-cell>
          <table:table-cell table:style-name="Таблица4.A1" office:value-type="string">
            <text:p text:style-name="P4"><text:span text:style-name="T3">25,85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Черные металлы</text:span></text:p>
          </table:table-cell>
          <table:table-cell table:style-name="Таблица4.A1" office:value-type="string">
            <text:p text:style-name="P4"><text:span text:style-name="T3">1,32</text:span></text:p>
          </table:table-cell>
          <table:table-cell table:style-name="Таблица4.A1" office:value-type="string">
            <text:p text:style-name="P4"><text:span text:style-name="T3">6,08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Алюминий</text:span></text:p>
          </table:table-cell>
          <table:table-cell table:style-name="Таблица4.A1" office:value-type="string">
            <text:p text:style-name="P4"><text:span text:style-name="T3">0,30</text:span></text:p>
          </table:table-cell>
          <table:table-cell table:style-name="Таблица4.A1" office:value-type="string">
            <text:p text:style-name="P4"><text:span text:style-name="T3">1,38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3">Прочие цветные металлы</text:span></text:p>
          </table:table-cell>
          <table:table-cell table:style-name="Таблица4.A1" office:value-type="string">
            <text:p text:style-name="P4"><text:span text:style-name="T3">0,0</text:span><text:span text:style-name="T5">6</text:span></text:p>
          </table:table-cell>
          <table:table-cell table:style-name="Таблица4.A1" office:value-type="string">
            <text:p text:style-name="P4"><text:span text:style-name="T3">0,27</text:span></text:p>
          </table:table-cell>
        </table:table-row>
        <table:table-row table:style-name="Таблица4.1">
          <table:table-cell table:style-name="Таблица4.A1" office:value-type="string">
            <text:p text:style-name="P4"><text:span text:style-name="T2">ИТОГО</text:span></text:p>
          </table:table-cell>
          <table:table-cell table:style-name="Таблица4.A1" office:value-type="string">
            <text:p text:style-name="P4"><text:span text:style-name="T5">21,70</text:span></text:p>
          </table:table-cell>
          <table:table-cell table:style-name="Таблица4.A1" office:value-type="string">
            <text:p text:style-name="P4"><text:span text:style-name="T3">100</text:span></text:p>
          </table:table-cell>
        </table:table-row>
      </table:table>
      <text:p text:style-name="P8"/>
      <text:p text:style-name="P4"><text:span text:style-name="T2">Распределение компонентов вторичного сырья:</text:span></text:p>
      <text:p text:style-name="P4"><draw:frame draw:style-name="fr1" text:anchor-type="as-char" svg:width="16.007cm" svg:height="11.933cm" draw:z-index="9"><draw:object-ole xlink:href="./Obj109" xlink:type="simple" xlink:show="embed" xlink:actuate="onLoad"/><draw:image xlink:href="./ObjectReplacements/Obj109" xlink:type="simple" xlink:show="embed" xlink:actuate="onLoad"/>
    </draw:frame></text:p>
      <text:p text:style-name="P6"/>
      <text:p text:style-name="P4"><text:span text:style-name="T2"/></text:p>
      <text:p text:style-name="P10"><text:span text:style-name="T2">Состав вторичного топлива из отходов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"><text:span text:style-name="T3">Наименование компонента</text:span></text:p>
          </table:table-cell>
          <table:table-cell table:style-name="Таблица5.A1" office:value-type="string">
            <text:p text:style-name="P4"><text:span text:style-name="T3">Доля от общего объема ТБО, %</text:span></text:p>
          </table:table-cell>
          <table:table-cell table:style-name="Таблица5.A1" office:value-type="string">
            <text:p text:style-name="P4"><text:span text:style-name="T3">Доля в общем объеме вторичного топлива, %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Бумага офисная</text:span></text:p>
          </table:table-cell>
          <table:table-cell table:style-name="Таблица5.A1" office:value-type="string">
            <text:p text:style-name="P4"><text:span text:style-name="T3">3,11</text:span></text:p>
          </table:table-cell>
          <table:table-cell table:style-name="Таблица5.A1" office:value-type="string">
            <text:p text:style-name="P4"><text:span text:style-name="T3">13,90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Бумага глянцевая</text:span></text:p>
          </table:table-cell>
          <table:table-cell table:style-name="Таблица5.A1" office:value-type="string">
            <text:p text:style-name="P4"><text:span text:style-name="T3">2,57</text:span></text:p>
          </table:table-cell>
          <table:table-cell table:style-name="Таблица5.A1" office:value-type="string">
            <text:p text:style-name="P4"><text:span text:style-name="T3">11,49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Бумага газетная</text:span></text:p>
          </table:table-cell>
          <table:table-cell table:style-name="Таблица5.A1" office:value-type="string">
            <text:p text:style-name="P4"><text:span text:style-name="T3">2,47</text:span></text:p>
          </table:table-cell>
          <table:table-cell table:style-name="Таблица5.A1" office:value-type="string">
            <text:p text:style-name="P4"><text:span text:style-name="T3">11,05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Бумага прочая</text:span></text:p>
          </table:table-cell>
          <table:table-cell table:style-name="Таблица5.A1" office:value-type="string">
            <text:p text:style-name="P4"><text:span text:style-name="T3">0,46</text:span></text:p>
          </table:table-cell>
          <table:table-cell table:style-name="Таблица5.A1" office:value-type="string">
            <text:p text:style-name="P4"><text:span text:style-name="T3">2,06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Картон</text:span></text:p>
          </table:table-cell>
          <table:table-cell table:style-name="Таблица5.A1" office:value-type="string">
            <text:p text:style-name="P4"><text:span text:style-name="T3">1,72</text:span></text:p>
          </table:table-cell>
          <table:table-cell table:style-name="Таблица5.A1" office:value-type="string">
            <text:p text:style-name="P4"><text:span text:style-name="T3">7,69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ПЭТ</text:span></text:p>
          </table:table-cell>
          <table:table-cell table:style-name="Таблица5.A1" office:value-type="string">
            <text:p text:style-name="P4"><text:span text:style-name="T3">1,62</text:span></text:p>
          </table:table-cell>
          <table:table-cell table:style-name="Таблица5.A1" office:value-type="string">
            <text:p text:style-name="P4"><text:span text:style-name="T3">7,25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ПЭНД</text:span></text:p>
          </table:table-cell>
          <table:table-cell table:style-name="Таблица5.A1" office:value-type="string">
            <text:p text:style-name="P4"><text:span text:style-name="T3">2,37</text:span></text:p>
          </table:table-cell>
          <table:table-cell table:style-name="Таблица5.A1" office:value-type="string">
            <text:p text:style-name="P4"><text:span text:style-name="T3">10,60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ПЭВД</text:span></text:p>
          </table:table-cell>
          <table:table-cell table:style-name="Таблица5.A1" office:value-type="string">
            <text:p text:style-name="P4"><text:span text:style-name="T3">2,00</text:span></text:p>
          </table:table-cell>
          <table:table-cell table:style-name="Таблица5.A1" office:value-type="string">
            <text:p text:style-name="P4"><text:span text:style-name="T3">8,94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Тетрапак</text:span></text:p>
          </table:table-cell>
          <table:table-cell table:style-name="Таблица5.A1" office:value-type="string">
            <text:p text:style-name="P4"><text:span text:style-name="T3">0,86</text:span></text:p>
          </table:table-cell>
          <table:table-cell table:style-name="Таблица5.A1" office:value-type="string">
            <text:p text:style-name="P4"><text:span text:style-name="T3">3,85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3">Текстиль</text:span></text:p>
          </table:table-cell>
          <table:table-cell table:style-name="Таблица5.A1" office:value-type="string">
            <text:p text:style-name="P4"><text:span text:style-name="T3">5,18</text:span></text:p>
          </table:table-cell>
          <table:table-cell table:style-name="Таблица5.A1" office:value-type="string">
            <text:p text:style-name="P4"><text:span text:style-name="T3">23,17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2">ИТОГО</text:span></text:p>
          </table:table-cell>
          <table:table-cell table:style-name="Таблица5.A1" office:value-type="string">
            <text:p text:style-name="P4"><text:span text:style-name="T5">2</text:span><text:span text:style-name="T3">2</text:span><text:span text:style-name="T5">,</text:span><text:span text:style-name="T3">36</text:span></text:p>
          </table:table-cell>
          <table:table-cell table:style-name="Таблица5.A1" office:value-type="string">
            <text:p text:style-name="P4"><text:span text:style-name="T3">100</text:span></text:p>
          </table:table-cell>
        </table:table-row>
      </table:table>
      <text:p text:style-name="P4"><text:span text:style-name="T2">Распределение компонентов вторичного сырья:</text:span></text:p>
      <text:p text:style-name="P4"><draw:frame draw:style-name="fr1" text:anchor-type="as-char" svg:width="15.954cm" svg:height="10.795cm" draw:z-index="10"><draw:object-ole xlink:href="./Obj110" xlink:type="simple" xlink:show="embed" xlink:actuate="onLoad"/><draw:image xlink:href="./ObjectReplacements/Obj110" xlink:type="simple" xlink:show="embed" xlink:actuate="onLoad"/>
    </draw:frame></text:p>
      <text:p text:style-name="P4"><text:span text:style-name="T2"/></text:p>
      <text:p text:style-name="P10"><text:span text:style-name="T2">Качество получаемого топлива:</text:span></text:p>
      <table:table table:name="Таблица6" table:style-name="Таблица6">
        <table:table-column table:style-name="Таблица6.A" table:number-columns-repeated="2"/>
        <table:table-row table:style-name="Таблица6.1">
          <table:table-cell table:style-name="Таблица6.A1" office:value-type="string">
            <text:p text:style-name="P4"><text:span text:style-name="T3">Параметр </text:span><text:span text:style-name="T5">RDF</text:span></text:p>
          </table:table-cell>
          <table:table-cell table:style-name="Таблица6.A1" office:value-type="string">
            <text:p text:style-name="P4"><text:span text:style-name="T3">Значение</text:span></text:p>
          </table:table-cell>
        </table:table-row>
        <table:table-row table:style-name="Таблица6.1">
          <table:table-cell table:style-name="Таблица6.A1" office:value-type="string">
            <text:list xml:id="list562754195" text:style-name="WWNum1">
              <text:list-item>
                <text:p text:style-name="P9"><text:span text:style-name="T3">Теплотворная способность, МДж</text:span><text:span text:style-name="T5">/</text:span><text:span text:style-name="T3">кг</text:span></text:p>
              </text:list-item>
            </text:list>
          </table:table-cell>
          <table:table-cell table:style-name="Таблица6.A1" office:value-type="string">
            <text:p text:style-name="P4"><text:span text:style-name="T3">4,098</text:span></text:p>
          </table:table-cell>
        </table:table-row>
        <table:table-row table:style-name="Таблица6.1">
          <table:table-cell table:style-name="Таблица6.A1" office:value-type="string">
            <text:list xml:id="list255303470" text:continue-numbering="true" text:style-name="WWNum1">
              <text:list-item>
                <text:p text:style-name="P9"><text:span text:style-name="T3">Содержание хлора, %</text:span></text:p>
              </text:list-item>
            </text:list>
          </table:table-cell>
          <table:table-cell table:style-name="Таблица6.A1" office:value-type="string">
            <text:p text:style-name="P4"><text:span text:style-name="T5">0,</text:span><text:span text:style-name="T3">00</text:span><text:span text:style-name="T5">45</text:span></text:p>
          </table:table-cell>
        </table:table-row>
        <table:table-row table:style-name="Таблица6.1">
          <table:table-cell table:style-name="Таблица6.A1" office:value-type="string">
            <text:list xml:id="list599883964" text:continue-numbering="true" text:style-name="WWNum1">
              <text:list-item>
                <text:p text:style-name="P9"><text:span text:style-name="T3">Зольность, %</text:span></text:p>
              </text:list-item>
            </text:list>
          </table:table-cell>
          <table:table-cell table:style-name="Таблица6.A1" office:value-type="string">
            <text:p text:style-name="P4"><text:span text:style-name="T3">1,404</text:span></text:p>
          </table:table-cell>
        </table:table-row>
        <table:table-row table:style-name="Таблица6.1">
          <table:table-cell table:style-name="Таблица6.A1" office:value-type="string">
            <text:list xml:id="list1493462493" text:continue-numbering="true" text:style-name="WWNum1">
              <text:list-item>
                <text:p text:style-name="P9"><text:span text:style-name="T3">Содержание серы, %</text:span></text:p>
              </text:list-item>
            </text:list>
          </table:table-cell>
          <table:table-cell table:style-name="Таблица6.A1" office:value-type="string">
            <text:p text:style-name="P4"><text:span text:style-name="T3">0,055</text:span></text:p>
          </table:table-cell>
        </table:table-row>
      </table:table>
      <text:p text:style-name="P6"/>
      <text:p text:style-name="P4"><text:span text:style-name="T2">Распределение компонентов вторичного топлива с точки зрения теплотворной способности:</text:span></text:p>
      <text:p text:style-name="P6"/>
      <text:p text:style-name="P4"><draw:frame draw:style-name="fr1" text:anchor-type="as-char" svg:width="15.928cm" svg:height="10.821cm" draw:z-index="11"><draw:object-ole xlink:href="./Obj111" xlink:type="simple" xlink:show="embed" xlink:actuate="onLoad"/><draw:image xlink:href="./ObjectReplacements/Obj111" xlink:type="simple" xlink:show="embed" xlink:actuate="onLoad"/>
    </draw:frame></text:p>
      <text:p text:style-name="P4"><text:span text:style-name="T2">Распределение компонентов вторичного топлива с точки зрения зольности:</text:span></text:p>
      <text:p text:style-name="P6"/>
      <text:p text:style-name="P4"><draw:frame draw:style-name="fr1" text:anchor-type="as-char" svg:width="15.928cm" svg:height="11.959cm" draw:z-index="12"><draw:object-ole xlink:href="./Obj112" xlink:type="simple" xlink:show="embed" xlink:actuate="onLoad"/><draw:image xlink:href="./ObjectReplacements/Obj112" xlink:type="simple" xlink:show="embed" xlink:actuate="onLoad"/>
    </draw:frame></text:p>
      <text:p text:style-name="P4"><text:span text:style-name="T2">Распределение компонентов вторичного топлива с точки зрения содержания серы;</text:span></text:p>
      <text:p text:style-name="P6"/>
      <text:p text:style-name="P4"><draw:frame draw:style-name="fr1" text:anchor-type="as-char" svg:width="15.928cm" svg:height="11.959cm" draw:z-index="13"><draw:object-ole xlink:href="./Obj113" xlink:type="simple" xlink:show="embed" xlink:actuate="onLoad"/><draw:image xlink:href="./ObjectReplacements/Obj113" xlink:type="simple" xlink:show="embed" xlink:actuate="onLoad"/>
    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Знак1" style:family="paragraph" style:parent-style-name="Standard" style:default-outline-level="">
      <style:paragraph-properties fo:margin-top="0.049cm" fo:margin-bottom="0.049cm"/>
      <style:text-properties style:font-name="Tahoma" fo:font-size="10pt" fo:language="en" fo:country="US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fo:font-size="1pt" style:font-size-asian="1pt" style:font-size-complex="1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Times New Roman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зультат:</dc:title>
    <meta:initial-creator>Администратор</meta:initial-creator>
    <dc:creator>Daniel Kurushin</dc:creator>
    <meta:editing-cycles>31</meta:editing-cycles>
    <meta:print-date>2013-08-13T07:03:00</meta:print-date>
    <meta:creation-date>2013-08-13T07:04:00</meta:creation-date>
    <dc:date>2013-08-14T12:34:53</dc:date>
    <meta:editing-duration>PT2M20S</meta:editing-duration>
    <meta:generator>LibreOffice/3.5$Linux_X86_64 LibreOffice_project/350m1$Build-2</meta:generator>
    <meta:document-statistic meta:table-count="6" meta:image-count="0" meta:object-count="14" meta:page-count="1" meta:paragraph-count="279" meta:word-count="687" meta:character-count="5136" meta:non-whitespace-character-count="464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